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3CCC17970A3380AB192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31cm, 7.797cm, 20.313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Liberation Sans Narrow"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Liberation Sans Narrow" fo:font-size="22pt" style:font-size-asian="22pt" style:font-size-complex="22pt"/>
    </style:style>
    <style:style style:name="P6" style:family="paragraph">
      <style:text-properties style:font-name="Consolas" fo:font-style="italic" style:font-style-asian="italic" style:font-style-complex="italic"/>
    </style:style>
    <style:style style:name="P7" style:family="paragraph">
      <loext:graphic-properties draw:fill="none" draw:fill-color="#ffffff"/>
      <style:text-properties style:font-name="Consolas" fo:font-style="italic" style:font-style-asian="italic" style:font-style-complex="italic"/>
    </style:style>
    <style:style style:name="P8" style:family="paragraph">
      <style:text-properties style:font-name="Consolas"/>
    </style:style>
    <style:style style:name="T1" style:family="text">
      <style:text-properties style:font-name="Liberation Sans Narrow" fo:font-size="22pt" style:font-size-asian="22pt" style:font-size-complex="22pt"/>
    </style:style>
    <style:style style:name="T2" style:family="text">
      <style:text-properties style:font-name="Consolas" fo:font-style="italic" style:font-style-asian="italic" style:font-style-complex="italic"/>
    </style:style>
    <style:style style:name="T3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51cm" svg:height="5.841cm" svg:x="2.905cm" svg:y="3.667cm">
          <draw:image xlink:href="Pictures/1000020100000780000003CCC17970A3380AB192.tif" xlink:type="simple" xlink:show="embed" xlink:actuate="onLoad">
            <text:p/>
          </draw:image>
        </draw:frame>
        <draw:frame draw:style-name="gr2" draw:text-style-name="P3" draw:layer="layout" svg:width="2.403cm" svg:height="2.021cm" svg:x="4.429cm" svg:y="1.635cm">
          <draw:text-box>
            <text:p text:style-name="P2"><text:span text:style-name="T1">source</text:span></text:p>
            <text:p text:style-name="P2"><text:span text:style-name="T1">code </text:span></text:p>
          </draw:text-box>
        </draw:frame>
        <draw:frame draw:style-name="gr2" draw:text-style-name="P5" draw:layer="layout" svg:width="2.894cm" svg:height="1.136cm" svg:x="8.874cm" svg:y="2.397cm">
          <draw:text-box>
            <text:p text:style-name="P4"><text:span text:style-name="T1">compiler</text:span></text:p>
          </draw:text-box>
        </draw:frame>
        <draw:frame draw:style-name="gr2" draw:text-style-name="P3" draw:layer="layout" svg:width="3.563cm" svg:height="2.021cm" svg:x="12.804cm" svg:y="1.762cm">
          <draw:text-box>
            <text:p text:style-name="P2"><text:span text:style-name="T1">executable</text:span></text:p>
            <text:p text:style-name="P2"><text:span text:style-name="T1">binary</text:span></text:p>
          </draw:text-box>
        </draw:frame>
        <draw:frame draw:style-name="gr2" draw:text-style-name="P3" draw:layer="layout" svg:width="1.84cm" svg:height="1.136cm" svg:x="18.145cm" svg:y="1.9cm">
          <draw:text-box>
            <text:p text:style-name="P2"><text:span text:style-name="T1">CPU</text:span></text:p>
          </draw:text-box>
        </draw:frame>
        <draw:frame draw:style-name="gr2" draw:text-style-name="P3" draw:layer="layout" svg:width="2.263cm" svg:height="1.136cm" svg:x="23.733cm" svg:y="2.023cm">
          <draw:text-box>
            <text:p text:style-name="P2"><text:span text:style-name="T1">output</text:span></text:p>
          </draw:text-box>
        </draw:frame>
        <draw:frame draw:style-name="gr2" draw:text-style-name="P7" draw:layer="layout" svg:width="3.279cm" svg:height="0.882cm" svg:x="3.944cm" svg:y="10.405cm">
          <draw:text-box>
            <text:p text:style-name="P6"><text:span text:style-name="T2">hello.go</text:span></text:p>
          </draw:text-box>
        </draw:frame>
        <draw:frame draw:style-name="gr2" draw:text-style-name="P7" draw:layer="layout" svg:width="3.973cm" svg:height="0.882cm" svg:x="8.389cm" svg:y="10.271cm">
          <draw:text-box>
            <text:p text:style-name="P8"><text:span text:style-name="T3">$ go build</text:span></text:p>
          </draw:text-box>
        </draw:frame>
        <draw:frame draw:style-name="gr2" draw:text-style-name="P7" draw:layer="layout" svg:width="2.238cm" svg:height="0.882cm" svg:x="13.7cm" svg:y="10.151cm">
          <draw:text-box>
            <text:p text:style-name="P6"><text:span text:style-name="T2">hello</text:span></text:p>
          </draw:text-box>
        </draw:frame>
        <draw:frame draw:style-name="gr2" draw:text-style-name="P7" draw:layer="layout" svg:width="3.626cm" svg:height="0.882cm" svg:x="18.145cm" svg:y="10.017cm">
          <draw:text-box>
            <text:p text:style-name="P8"><text:span text:style-name="T3">$ ./hell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00:32:17.809000000</meta:creation-date>
    <dc:date>2018-01-08T00:46:30.736000000</dc:date>
    <meta:editing-duration>PT2M52S</meta:editing-duration>
    <meta:editing-cycles>1</meta:editing-cycles>
    <meta:document-statistic meta:object-count="10"/>
    <meta:generator>LibreOffice/5.4.0.3$Windows_X86_64 LibreOffice_project/7556cbc6811c9d992f4064ab9287069087d7f62c</meta:generator>
  </office:meta>
</office:document-meta>
</file>